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ConstraintException.InvalidConstraint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straintException.InvalidConstrai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